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9" table:formula="of:=SUM([.H4:.AL4])" table:style-name="ce23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1" table:formula="of:=SUM([.H8:.AL8])" table:style-name="ce23">
            <text:p>31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2" table:formula="of:=SUM([.AF3:.AF7])" table:style-name="ce31">
            <text:p>2</text:p>
          </table:table-cell>
          <table:table-cell office:value-type="float" office:value="2" table:formula="of:=SUM([.AG3:.AG7])" table:style-name="ce31">
            <text:p>2</text:p>
          </table:table-cell>
          <table:table-cell office:value-type="float" office:value="1" table:formula="of:=SUM([.AH3:.AH7])" table:style-name="ce31">
            <text:p>1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" table:formula="of:=SUM([.H3:.AL3])" table:style-name="ce23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4:.AL4])" table:style-name="ce23">
            <text:p>3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style-name="ce24"/>
          <table:table-cell office:value-type="float" office:value="3" table:style-name="ce24">
            <text:p>3</text:p>
          </table:table-cell>
          <table:table-cell table:number-columns-repeated="3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6" table:formula="of:=SUM([.H8:.AL8])" table:style-name="ce23">
            <text:p>16</text:p>
          </table:table-cell>
          <table:table-cell office:value-type="float" office:value="1" table:formula="of:=SUM([.H3:.H7])" table:style-name="ce26">
            <text:p>1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1" table:formula="of:=SUM([.R3:.R7])" table:style-name="ce26">
            <text:p>1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1" table:formula="of:=SUM([.Y3:.Y7])" table:style-name="ce26">
            <text:p>1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5" table:formula="of:=SUM([.H4:.AL4])" table:style-name="ce23">
            <text:p>15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5" table:formula="of:=SUM([.H8:.AL8])" table:style-name="ce23">
            <text:p>15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3" table:formula="of:=SUM([.I3:.I7])" table:style-name="ce30">
            <text:p>3</text:p>
          </table:table-cell>
          <table:table-cell office:value-type="float" office:value="5" table:formula="of:=SUM([.J3:.J7])" table:style-name="ce30">
            <text:p>5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1" table:formula="of:=SUM([.L3:.L7])" table:style-name="ce30">
            <text:p>1</text:p>
          </table:table-cell>
          <table:table-cell office:value-type="float" office:value="1" table:formula="of:=SUM([.M3:.M7])" table:style-name="ce30">
            <text:p>1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3" table:formula="of:=SUM([.R3:.R7])" table:style-name="ce30">
            <text:p>3</text:p>
          </table:table-cell>
          <table:table-cell office:value-type="float" office:value="2" table:formula="of:=SUM([.S3:.S7])" table:style-name="ce30">
            <text:p>2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6-01-12T11:25:25Z</dc:date>
    <meta:editing-cycles>1</meta:editing-cycles>
    <meta:editing-duration>PT21S</meta:editing-duration>
  </office:meta>
</office:document-meta>
</file>